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36d0" officeooo:paragraph-rsid="001a36d0"/>
    </style:style>
    <style:style style:name="P2" style:family="paragraph" style:parent-style-name="Standard">
      <style:text-properties officeooo:rsid="001a8804" officeooo:paragraph-rsid="001a8804"/>
    </style:style>
    <style:style style:name="P3" style:family="paragraph" style:parent-style-name="Standard">
      <style:text-properties officeooo:rsid="001a36d0" officeooo:paragraph-rsid="001a36d0"/>
    </style:style>
    <style:style style:name="T1" style:family="text">
      <style:text-properties officeooo:rsid="001a88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) réponse : des cartons <text:span text:style-name="T1">de 20cmx20cmx20cm</text:span></text:p>
      <text:p text:style-name="P2">trace de recherche : 2pts</text:p>
      <text:p text:style-name="P2">résultat correct : 1 pt</text:p>
      <text:p text:style-name="P1">b) </text:p>
      <text:p text:style-name="P2">320/20 x 800/20 x 300/20 = 9600</text:p>
      <text:p text:style-name="P2">réponse : 9600 cartons</text:p>
      <text:p text:style-name="P2">trace de recherche 1 pt</text:p>
      <text:p text:style-name="P2">résultat correct 1 pt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2:25:51.621000000</meta:creation-date>
    <meta:generator>LibreOffice/7.4.3.2$Windows_X86_64 LibreOffice_project/1048a8393ae2eeec98dff31b5c133c5f1d08b890</meta:generator>
    <dc:date>2024-09-26T15:21:48.873000000</dc:date>
    <meta:editing-duration>PT5M42S</meta:editing-duration>
    <meta:editing-cycles>2</meta:editing-cycles>
    <meta:document-statistic meta:table-count="0" meta:image-count="0" meta:object-count="0" meta:page-count="1" meta:paragraph-count="8" meta:word-count="38" meta:character-count="190" meta:non-whitespace-character-count="159"/>
  </office:meta>
</office:document-meta>
</file>